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Arial" style:font-family-asian="Arial" style:font-family-complex="Arial" fo:background-color="#ffff00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7.00pt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24.45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1.40pt" fo:text-indent="-1.40pt">
        <style:tab-stops>
          <style:tab-stop style:position="24.45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5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0.70pt" fo:text-indent="-0.70pt">
        <style:tab-stops>
          <style:tab-stop style:position="25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36" style:family="paragraph">
      <style:paragraph-properties fo:line-height="115.00%" fo:text-align="left" fo:margin-bottom="7.00pt"/>
    </style:style>
    <style:style style:name="P37" style:family="paragraph">
      <style:paragraph-properties fo:line-height="100.00%" fo:text-align="left" fo:margin-left="1.40pt" fo:text-indent="-1.40pt">
        <style:tab-stops>
          <style:tab-stop style:position="46.45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1.40pt" fo:text-indent="-1.40pt">
        <style:tab-stops>
          <style:tab-stop style:position="46.45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40" style:family="paragraph">
      <style:paragraph-properties fo:line-height="100.00%" fo:text-align="left" fo:margin-left="0.70pt" fo:text-indent="-0.70pt">
        <style:tab-stops>
          <style:tab-stop style:position="47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0.70pt" fo:text-indent="-0.70pt">
        <style:tab-stops>
          <style:tab-stop style:position="47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0.70pt" fo:text-indent="-0.70pt">
        <style:tab-stops>
          <style:tab-stop style:position="47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0.70pt" fo:text-indent="-0.70pt">
        <style:tab-stops>
          <style:tab-stop style:position="47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0.70pt" fo:text-indent="-0.70pt">
        <style:tab-stops>
          <style:tab-stop style:position="47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0.70pt" fo:text-indent="-0.70pt">
        <style:tab-stops>
          <style:tab-stop style:position="47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0.70pt" fo:text-indent="-0.70pt">
        <style:tab-stops>
          <style:tab-stop style:position="47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0.70pt" fo:text-indent="-0.70pt">
        <style:tab-stops>
          <style:tab-stop style:position="47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0.70pt" fo:text-indent="-0.70pt">
        <style:tab-stops>
          <style:tab-stop style:position="47.15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57" style:family="paragraph">
      <style:paragraph-properties fo:line-height="115.00%" fo:text-align="left" fo:margin-bottom="7.00pt"/>
    </style:style>
    <style:style style:name="P58" style:family="paragraph">
      <style:paragraph-properties fo:line-height="100.00%" fo:text-align="left" fo:margin-left="1.40pt" fo:text-indent="-1.40pt">
        <style:tab-stops>
          <style:tab-stop style:position="22.3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1.40pt" fo:text-indent="-1.40pt">
        <style:tab-stops>
          <style:tab-stop style:position="22.3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61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 fo:margin-left="0.70pt" fo:text-indent="-0.70pt">
        <style:tab-stops>
          <style:tab-stop style:position="23.0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90" style:family="paragraph">
      <style:paragraph-properties fo:line-height="115.00%" fo:text-align="left" fo:margin-bottom="7.00pt"/>
    </style:style>
    <style:style style:name="P91" style:family="paragraph">
      <style:paragraph-properties fo:line-height="100.00%" fo:text-align="left" fo:margin-left="1.40pt" fo:text-indent="-1.40pt">
        <style:tab-stops>
          <style:tab-stop style:position="49.8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92" style:family="paragraph">
      <style:paragraph-properties fo:line-height="100.00%" fo:text-align="center"/>
    </style:style>
    <style:style style:name="P93" style:family="paragraph">
      <style:paragraph-properties fo:line-height="100.00%" fo:text-align="left" fo:margin-left="1.40pt" fo:text-indent="-1.40pt">
        <style:tab-stops>
          <style:tab-stop style:position="49.8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94" style:family="paragraph">
      <style:paragraph-properties fo:line-height="100.00%" fo:text-align="left" fo:margin-left="0.70pt" fo:text-indent="-0.70pt">
        <style:tab-stops>
          <style:tab-stop style:position="50.5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0.70pt" fo:text-indent="-0.70pt">
        <style:tab-stops>
          <style:tab-stop style:position="50.5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0.70pt" fo:text-indent="-0.70pt">
        <style:tab-stops>
          <style:tab-stop style:position="50.5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99" style:family="paragraph">
      <style:paragraph-properties fo:line-height="115.00%" fo:text-align="left" fo:margin-bottom="7.00pt"/>
    </style:style>
    <style:style style:name="P100" style:family="paragraph">
      <style:paragraph-properties fo:line-height="100.00%" fo:text-align="left" fo:margin-left="1.40pt" fo:text-indent="-1.40pt">
        <style:tab-stops>
          <style:tab-stop style:position="64.5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101" style:family="paragraph">
      <style:paragraph-properties fo:line-height="100.00%" fo:text-align="center"/>
    </style:style>
    <style:style style:name="P102" style:family="paragraph">
      <style:paragraph-properties fo:line-height="100.00%" fo:text-align="left" fo:margin-left="1.40pt" fo:text-indent="-1.40pt">
        <style:tab-stops>
          <style:tab-stop style:position="64.5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103" style:family="paragraph">
      <style:paragraph-properties fo:line-height="100.00%" fo:text-align="left" fo:margin-left="0.70pt" fo:text-indent="-0.70pt">
        <style:tab-stops>
          <style:tab-stop style:position="65.2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0.70pt" fo:text-indent="-0.70pt">
        <style:tab-stops>
          <style:tab-stop style:position="65.2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 fo:margin-left="0.70pt" fo:text-indent="-0.70pt">
        <style:tab-stops>
          <style:tab-stop style:position="65.2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0.70pt" fo:text-indent="-0.70pt">
        <style:tab-stops>
          <style:tab-stop style:position="65.2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0.70pt" fo:text-indent="-0.70pt">
        <style:tab-stops>
          <style:tab-stop style:position="65.2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0.70pt" fo:text-indent="-0.70pt">
        <style:tab-stops>
          <style:tab-stop style:position="65.2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14" style:family="paragraph">
      <style:paragraph-properties fo:line-height="115.00%" fo:text-align="left" fo:margin-bottom="7.00pt"/>
    </style:style>
    <style:style style:name="P115" style:family="paragraph">
      <style:paragraph-properties fo:line-height="100.00%" fo:text-align="left" fo:margin-left="1.40pt" fo:text-indent="-1.40pt">
        <style:tab-stops>
          <style:tab-stop style:position="21.1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116" style:family="paragraph">
      <style:paragraph-properties fo:line-height="100.00%" fo:text-align="center"/>
    </style:style>
    <style:style style:name="P117" style:family="paragraph">
      <style:paragraph-properties fo:line-height="100.00%" fo:text-align="left" fo:margin-left="1.40pt" fo:text-indent="-1.40pt">
        <style:tab-stops>
          <style:tab-stop style:position="21.1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118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59" style:family="paragraph">
      <style:paragraph-properties fo:line-height="115.00%" fo:text-align="left" fo:margin-bottom="7.00pt"/>
    </style:style>
    <style:style style:name="P160" style:family="paragraph">
      <style:paragraph-properties fo:line-height="100.00%" fo:text-align="left" fo:margin-left="1.40pt" fo:text-indent="-1.40pt">
        <style:tab-stops>
          <style:tab-stop style:position="21.1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161" style:family="paragraph">
      <style:paragraph-properties fo:line-height="100.00%" fo:text-align="center"/>
    </style:style>
    <style:style style:name="P162" style:family="paragraph">
      <style:paragraph-properties fo:line-height="100.00%" fo:text-align="left" fo:margin-left="1.40pt" fo:text-indent="-1.40pt">
        <style:tab-stops>
          <style:tab-stop style:position="21.10pt" style:type="center"/>
          <style:tab-stop style:position="3467.45pt"/>
          <style:tab-stop style:position="447360.25pt" style:type="right"/>
          <style:tab-stop style:position="-1.40pt"/>
        </style:tab-stops>
      </style:paragraph-properties>
    </style:style>
    <style:style style:name="P163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64" style:family="paragraph">
      <style:paragraph-properties fo:line-height="100.00%" fo:text-align="left"/>
    </style:style>
    <style:style style:name="P165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66" style:family="paragraph">
      <style:paragraph-properties fo:line-height="100.00%" fo:text-align="left"/>
    </style:style>
    <style:style style:name="P167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70" style:family="paragraph">
      <style:paragraph-properties fo:line-height="100.00%" fo:text-align="left"/>
    </style:style>
    <style:style style:name="P171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left" fo:margin-left="0.70pt" fo:text-indent="-0.70pt">
        <style:tab-stops>
          <style:tab-stop style:position="21.80pt" style:type="center"/>
          <style:tab-stop style:position="3288.95pt"/>
          <style:tab-stop style:position="447335.35pt" style:type="right"/>
          <style:tab-stop style:position="1624.90pt"/>
        </style:tab-stops>
      </style:paragraph-properties>
    </style:style>
    <style:style style:name="P174" style:family="paragraph">
      <style:paragraph-properties fo:line-height="115.00%" fo:text-align="left" fo:margin-bottom="7.00pt"/>
    </style:style>
    <style:style style:name="P175" style:family="paragraph">
      <style:paragraph-properties fo:line-height="100.00%" fo:text-align="left"/>
    </style:style>
    <style:style style:name="TableColumn0100" style:family="table-column">
      <style:table-column-properties style:column-width="0.359028in"/>
    </style:style>
    <style:style style:name="TableColumn0101" style:family="table-column">
      <style:table-column-properties style:column-width="0.937500in"/>
    </style:style>
    <style:style style:name="TableColumn0102" style:family="table-column">
      <style:table-column-properties style:column-width="2.291667in"/>
    </style:style>
    <style:style style:name="TableColumn0103" style:family="table-column">
      <style:table-column-properties style:column-width="3.336806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10001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10002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10003" style:family="table-cell">
      <style:table-cell-properties fo:border-top="0.000694in solid #d9d9e3" fo:border-left="0.000694in solid #d9d9e3" fo:border-right="0.000694in solid #d9d9e3" fo:border-bottom="0.000694in solid #d9d9e3" fo:padding-left="0.019444in" fo:padding-right="0.019444in" fo:vertical-align="center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3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4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5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6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7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8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09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0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3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4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115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Column0200" style:family="table-column">
      <style:table-column-properties style:column-width="0.664583in"/>
    </style:style>
    <style:style style:name="TableColumn0201" style:family="table-column">
      <style:table-column-properties style:column-width="0.654167in"/>
    </style:style>
    <style:style style:name="TableColumn0202" style:family="table-column">
      <style:table-column-properties style:column-width="2.086111in"/>
    </style:style>
    <style:style style:name="TableColumn0203" style:family="table-column">
      <style:table-column-properties style:column-width="3.520139in"/>
    </style:style>
    <style:style style:name="Table02" style:family="table">
      <style:table-properties style:width="6.925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20001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20002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20003" style:family="table-cell">
      <style:table-cell-properties fo:border-top="0.000694in solid #d9d9e3" fo:border-left="0.000694in solid #d9d9e3" fo:border-right="0.000694in solid #d9d9e3" fo:border-bottom="0.000694in solid #d9d9e3" fo:padding-left="0.019444in" fo:padding-right="0.019444in" fo:vertical-align="center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3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4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5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6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7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208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Column0300" style:family="table-column">
      <style:table-column-properties style:column-width="0.329167in"/>
    </style:style>
    <style:style style:name="TableColumn0301" style:family="table-column">
      <style:table-column-properties style:column-width="0.807639in"/>
    </style:style>
    <style:style style:name="TableColumn0302" style:family="table-column">
      <style:table-column-properties style:column-width="2.254167in"/>
    </style:style>
    <style:style style:name="TableColumn0303" style:family="table-column">
      <style:table-column-properties style:column-width="3.534028in"/>
    </style:style>
    <style:style style:name="Table03" style:family="table">
      <style:table-properties style:width="6.925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30001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30002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30003" style:family="table-cell">
      <style:table-cell-properties fo:border-top="0.000694in solid #d9d9e3" fo:border-left="0.000694in solid #d9d9e3" fo:border-right="0.000694in solid #d9d9e3" fo:border-bottom="0.000694in solid #d9d9e3" fo:padding-left="0.019444in" fo:padding-right="0.019444in" fo:vertical-align="center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3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4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5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6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7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7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8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8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9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09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0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0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13" style:family="table-row">
      <style:table-row-properties/>
    </style:style>
    <style:style style:name="TableCell0313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3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3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3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314" style:family="table-row">
      <style:table-row-properties/>
    </style:style>
    <style:style style:name="TableCell0314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4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4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314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Column0400" style:family="table-column">
      <style:table-column-properties style:column-width="0.711111in"/>
    </style:style>
    <style:style style:name="TableColumn0401" style:family="table-column">
      <style:table-column-properties style:column-width="0.793056in"/>
    </style:style>
    <style:style style:name="TableColumn0402" style:family="table-column">
      <style:table-column-properties style:column-width="3.227778in"/>
    </style:style>
    <style:style style:name="TableColumn0403" style:family="table-column">
      <style:table-column-properties style:column-width="2.904167in"/>
    </style:style>
    <style:style style:name="Table04" style:family="table">
      <style:table-properties style:width="7.6361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40001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40002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40003" style:family="table-cell">
      <style:table-cell-properties fo:border-top="0.000694in solid #d9d9e3" fo:border-left="0.000694in solid #d9d9e3" fo:border-right="0.000694in solid #d9d9e3" fo:border-bottom="0.000694in solid #d9d9e3" fo:padding-left="0.019444in" fo:padding-right="0.019444in" fo:vertical-align="center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40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40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Column0500" style:family="table-column">
      <style:table-column-properties style:column-width="0.915278in"/>
    </style:style>
    <style:style style:name="TableColumn0501" style:family="table-column">
      <style:table-column-properties style:column-width="0.915972in"/>
    </style:style>
    <style:style style:name="TableColumn0502" style:family="table-column">
      <style:table-column-properties style:column-width="2.003472in"/>
    </style:style>
    <style:style style:name="TableColumn0503" style:family="table-column">
      <style:table-column-properties style:column-width="3.090278in"/>
    </style:style>
    <style:style style:name="Table05" style:family="table">
      <style:table-properties style:width="6.925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50001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50002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50003" style:family="table-cell">
      <style:table-cell-properties fo:border-top="0.000694in solid #d9d9e3" fo:border-left="0.000694in solid #d9d9e3" fo:border-right="0.000694in solid #d9d9e3" fo:border-bottom="0.000694in solid #d9d9e3" fo:padding-left="0.019444in" fo:padding-right="0.019444in" fo:vertical-align="center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3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3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4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4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4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5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5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505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Column0600" style:family="table-column">
      <style:table-column-properties style:column-width="0.312500in"/>
    </style:style>
    <style:style style:name="TableColumn0601" style:family="table-column">
      <style:table-column-properties style:column-width="1.539583in"/>
    </style:style>
    <style:style style:name="TableColumn0602" style:family="table-column">
      <style:table-column-properties style:column-width="1.967361in"/>
    </style:style>
    <style:style style:name="TableColumn0603" style:family="table-column">
      <style:table-column-properties style:column-width="4.081944in"/>
    </style:style>
    <style:style style:name="Table06" style:family="table">
      <style:table-properties style:width="7.90138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60001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60002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60003" style:family="table-cell">
      <style:table-cell-properties fo:border-top="0.000694in solid #d9d9e3" fo:border-left="0.000694in solid #d9d9e3" fo:border-right="0.000694in solid #d9d9e3" fo:border-bottom="0.000694in solid #d9d9e3" fo:padding-left="0.019444in" fo:padding-right="0.019444in" fo:vertical-align="center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3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4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4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05" style:family="table-row">
      <style:table-row-properties/>
    </style:style>
    <style:style style:name="TableCell0605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5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5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5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06" style:family="table-row">
      <style:table-row-properties/>
    </style:style>
    <style:style style:name="TableCell0606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6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6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6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07" style:family="table-row">
      <style:table-row-properties/>
    </style:style>
    <style:style style:name="TableCell0607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7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7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7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08" style:family="table-row">
      <style:table-row-properties/>
    </style:style>
    <style:style style:name="TableCell0608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8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8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8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09" style:family="table-row">
      <style:table-row-properties/>
    </style:style>
    <style:style style:name="TableCell0609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9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9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09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0" style:family="table-row">
      <style:table-row-properties/>
    </style:style>
    <style:style style:name="TableCell0610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0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0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0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1" style:family="table-row">
      <style:table-row-properties/>
    </style:style>
    <style:style style:name="TableCell061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2" style:family="table-row">
      <style:table-row-properties/>
    </style:style>
    <style:style style:name="TableCell061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3" style:family="table-row">
      <style:table-row-properties/>
    </style:style>
    <style:style style:name="TableCell0613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3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3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3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4" style:family="table-row">
      <style:table-row-properties/>
    </style:style>
    <style:style style:name="TableCell0614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4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4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4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5" style:family="table-row">
      <style:table-row-properties/>
    </style:style>
    <style:style style:name="TableCell0615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5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5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5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6" style:family="table-row">
      <style:table-row-properties/>
    </style:style>
    <style:style style:name="TableCell0616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6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6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6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7" style:family="table-row">
      <style:table-row-properties/>
    </style:style>
    <style:style style:name="TableCell0617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7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7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7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8" style:family="table-row">
      <style:table-row-properties/>
    </style:style>
    <style:style style:name="TableCell0618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8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8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8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19" style:family="table-row">
      <style:table-row-properties/>
    </style:style>
    <style:style style:name="TableCell0619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9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9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19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620" style:family="table-row">
      <style:table-row-properties/>
    </style:style>
    <style:style style:name="TableCell0620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20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20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620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Column0700" style:family="table-column">
      <style:table-column-properties style:column-width="0.312500in"/>
    </style:style>
    <style:style style:name="TableColumn0701" style:family="table-column">
      <style:table-column-properties style:column-width="1.574306in"/>
    </style:style>
    <style:style style:name="TableColumn0702" style:family="table-column">
      <style:table-column-properties style:column-width="1.932639in"/>
    </style:style>
    <style:style style:name="TableColumn0703" style:family="table-column">
      <style:table-column-properties style:column-width="4.070833in"/>
    </style:style>
    <style:style style:name="Table07" style:family="table">
      <style:table-properties style:width="7.890278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70001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70002" style:family="table-cell">
      <style:table-cell-properties fo:border-top="0.010417in solid #d9d9e3" fo:border-left="0.000694in solid #000000" fo:border-right="0.000694in solid #000000" fo:border-bottom="0.010417in solid #d9d9e3" fo:padding-left="0.019444in" fo:padding-right="0.019444in" fo:vertical-align="center" fo:background-color="#ffffff"/>
    </style:style>
    <style:style style:name="TableCell070003" style:family="table-cell">
      <style:table-cell-properties fo:border-top="0.000694in solid #d9d9e3" fo:border-left="0.000694in solid #d9d9e3" fo:border-right="0.000694in solid #d9d9e3" fo:border-bottom="0.000694in solid #d9d9e3" fo:padding-left="0.019444in" fo:padding-right="0.019444in" fo:vertical-align="center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1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1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2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2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2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3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3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3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4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4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4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  <style:style style:name="TableRow0705" style:family="table-row">
      <style:table-row-properties/>
    </style:style>
    <style:style style:name="TableCell070500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501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502" style:family="table-cell">
      <style:table-cell-properties fo:border-top="0.000694in solid #000000" fo:border-left="0.000694in solid #000000" fo:border-right="0.000694in solid #000000" fo:border-bottom="0.010417in solid #d9d9e3" fo:padding-left="0.009722in" fo:padding-right="0.009722in" fo:vertical-align="center" fo:background-color="#ffffff"/>
    </style:style>
    <style:style style:name="TableCell070503" style:family="table-cell">
      <style:table-cell-properties fo:border-top="0.000694in solid #000000" fo:border-left="0.000694in solid #000000" fo:border-right="0.010417in solid #d9d9e3" fo:border-bottom="0.010417in solid #d9d9e3" fo:padding-left="0.009722in" fo:padding-right="0.009722in" fo:vertical-align="center" fo:background-color="#ffffff"/>
    </style:style>
  </office:automatic-styles>
  <office:body>
    <office:text>
      <text:p text:style-name="P1"><text:span text:style-name="T1"/></text:p>
      <text:p text:style-name="P1"><text:span text:style-name="T2">Google Maps</text:span></text:p>
      <text:p text:style-name="P1"><text:span text:style-name="T2">metadata_sitios: contiene información del comercio, incluyendo localización, atributos y categorías.</text:span></text:p>
      <text:p text:style-name="P1"><text:span text:style-name="T3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3"><text:span text:style-name="T4">No</text:span><text:span text:style-name="T5"/></text:p>
          </table:table-cell>
          <table:table-cell table:style-name="TableCell010001">
            <text:p text:style-name="P3"><text:span text:style-name="T6">Nombre</text:span><text:span text:style-name="T7"/></text:p>
          </table:table-cell>
          <table:table-cell table:style-name="TableCell010002">
            <text:p text:style-name="P3"><text:span text:style-name="T8">Descripción</text:span><text:span text:style-name="T9"/></text:p>
          </table:table-cell>
          <table:table-cell table:style-name="TableCell010003">
            <text:p text:style-name="P3"><text:span text:style-name="T10">Observación</text:span><text:span text:style-name="T11"/></text:p>
          </table:table-cell>
        </table:table-row>
        <table:table-row table:style-name="TableRow0101">
          <table:table-cell table:style-name="TableCell010100">
            <text:p text:style-name="P6"><text:span text:style-name="T12">1</text:span><text:span text:style-name="T13"/></text:p>
          </table:table-cell>
          <table:table-cell table:style-name="TableCell010101">
            <text:p text:style-name="P6"><text:span text:style-name="T14">name</text:span><text:span text:style-name="T15"/></text:p>
          </table:table-cell>
          <table:table-cell table:style-name="TableCell010102">
            <text:p text:style-name="P6"><text:span text:style-name="T16">Nombre del comercio o establecimiento</text:span></text:p>
            <text:p text:style-name="P6"><text:span text:style-name="T17"/></text:p>
          </table:table-cell>
          <table:table-cell table:style-name="TableCell010103">
            <text:p text:style-name="P6"><text:span text:style-name="T18">Se mantiene, porque regresa el nombre y sirve para la recomendacion del modelo de ML</text:span><text:span text:style-name="T19"/></text:p>
          </table:table-cell>
        </table:table-row>
        <table:table-row table:style-name="TableRow0102">
          <table:table-cell table:style-name="TableCell010200">
            <text:p text:style-name="P8"><text:span text:style-name="T20">2</text:span><text:span text:style-name="T21"/></text:p>
          </table:table-cell>
          <table:table-cell table:style-name="TableCell010201">
            <text:p text:style-name="P8"><text:span text:style-name="T22">address</text:span><text:span text:style-name="T23"/></text:p>
          </table:table-cell>
          <table:table-cell table:style-name="TableCell010202">
            <text:p text:style-name="P8"><text:span text:style-name="T24">Dirección física del comercio o establecimiento</text:span></text:p>
            <text:p text:style-name="P8"><text:span text:style-name="T25"/></text:p>
          </table:table-cell>
          <table:table-cell table:style-name="TableCell010203">
            <text:p text:style-name="P8"><text:span text:style-name="T26">Se mantiene, porque, regresa la dirección del local y sirve<text:s/></text:span><text:span text:style-name="T27">para la recomendacion del modelo de ML</text:span><text:span text:style-name="T28"/></text:p>
          </table:table-cell>
        </table:table-row>
        <table:table-row table:style-name="TableRow0103">
          <table:table-cell table:style-name="TableCell010300">
            <text:p text:style-name="P10"><text:span text:style-name="T29">3</text:span><text:span text:style-name="T30"/></text:p>
          </table:table-cell>
          <table:table-cell table:style-name="TableCell010301">
            <text:p text:style-name="P10"><text:span text:style-name="T31">gmap_id</text:span><text:span text:style-name="T32"/></text:p>
          </table:table-cell>
          <table:table-cell table:style-name="TableCell010302">
            <text:p text:style-name="P10"><text:span text:style-name="T33">Identificación única que Google Maps le asigna a la dirección física de dicho comercio o establecimiento</text:span></text:p>
            <text:p text:style-name="P10"><text:span text:style-name="T34"/></text:p>
          </table:table-cell>
          <table:table-cell table:style-name="TableCell010303">
            <text:p text:style-name="P10"><text:span text:style-name="T35">Se mantiene, para relacionar esta tabla con la tabla reviews-estados</text:span><text:span text:style-name="T36"/></text:p>
          </table:table-cell>
        </table:table-row>
        <table:table-row table:style-name="TableRow0104">
          <table:table-cell table:style-name="TableCell010400">
            <text:p text:style-name="P12"><text:span text:style-name="T37">4</text:span><text:span text:style-name="T38"/></text:p>
          </table:table-cell>
          <table:table-cell table:style-name="TableCell010401">
            <text:p text:style-name="P12"><text:span text:style-name="T39">description</text:span><text:span text:style-name="T40"/></text:p>
          </table:table-cell>
          <table:table-cell table:style-name="TableCell010402">
            <text:p text:style-name="P12"><text:span text:style-name="T41">Descripción del comercio o establecimiento (cadena a la que pertenece, tipo de artículos o servicios)</text:span></text:p>
            <text:p text:style-name="P12"><text:span text:style-name="T42"/></text:p>
          </table:table-cell>
          <table:table-cell table:style-name="TableCell010403">
            <text:p text:style-name="P12"><text:span text:style-name="T43">Se elimina, en este caso category puede cumplir su función</text:span><text:span text:style-name="T44"/></text:p>
          </table:table-cell>
        </table:table-row>
        <table:table-row table:style-name="TableRow0105">
          <table:table-cell table:style-name="TableCell010500">
            <text:p text:style-name="P14"><text:span text:style-name="T45">5</text:span><text:span text:style-name="T46"/></text:p>
          </table:table-cell>
          <table:table-cell table:style-name="TableCell010501">
            <text:p text:style-name="P14"><text:span text:style-name="T47">latitude</text:span><text:span text:style-name="T48"/></text:p>
          </table:table-cell>
          <table:table-cell table:style-name="TableCell010502">
            <text:p text:style-name="P14"><text:span text:style-name="T49">Coordenada Latitud</text:span><text:span text:style-name="T50"/></text:p>
          </table:table-cell>
          <table:table-cell table:style-name="TableCell010503">
            <text:p text:style-name="P14"><text:span text:style-name="T51">Se mantiene para ubicación del local en terreno, ademas crea mapa interactivo en Power BI</text:span><text:span text:style-name="T52"/></text:p>
          </table:table-cell>
        </table:table-row>
        <table:table-row table:style-name="TableRow0106">
          <table:table-cell table:style-name="TableCell010600">
            <text:p text:style-name="P16"><text:span text:style-name="T53">6</text:span><text:span text:style-name="T54"/></text:p>
          </table:table-cell>
          <table:table-cell table:style-name="TableCell010601">
            <text:p text:style-name="P16"><text:span text:style-name="T55">longitude</text:span><text:span text:style-name="T56"/></text:p>
          </table:table-cell>
          <table:table-cell table:style-name="TableCell010602">
            <text:p text:style-name="P16"><text:span text:style-name="T57">Coordenada Longitud</text:span><text:span text:style-name="T58"/></text:p>
          </table:table-cell>
          <table:table-cell table:style-name="TableCell010603">
            <text:p text:style-name="P16"><text:span text:style-name="T59">Se mantiene para ubicación del local en terreno, ademas crea mapa interactivo en Power BI</text:span><text:span text:style-name="T60"/></text:p>
          </table:table-cell>
        </table:table-row>
        <table:table-row table:style-name="TableRow0107">
          <table:table-cell table:style-name="TableCell010700">
            <text:p text:style-name="P18"><text:span text:style-name="T61">7</text:span><text:span text:style-name="T62"/></text:p>
          </table:table-cell>
          <table:table-cell table:style-name="TableCell010701">
            <text:p text:style-name="P18"><text:span text:style-name="T63">category</text:span><text:span text:style-name="T64"/></text:p>
          </table:table-cell>
          <table:table-cell table:style-name="TableCell010702">
            <text:p text:style-name="P18"><text:span text:style-name="T65">Categoría del comercio o establecimiento (rubro comercial)</text:span></text:p>
            <text:p text:style-name="P18"><text:span text:style-name="T66"/></text:p>
          </table:table-cell>
          <table:table-cell table:style-name="TableCell010703">
            <text:p text:style-name="P18"><text:span text:style-name="T67">Se mantiene para asignar categorías a cada local</text:span><text:span text:style-name="T68"/></text:p>
          </table:table-cell>
        </table:table-row>
        <table:table-row table:style-name="TableRow0108">
          <table:table-cell table:style-name="TableCell010800">
            <text:p text:style-name="P20"><text:span text:style-name="T69">8</text:span><text:span text:style-name="T70"/></text:p>
          </table:table-cell>
          <table:table-cell table:style-name="TableCell010801">
            <text:p text:style-name="P20"><text:span text:style-name="T71">avg_rating</text:span><text:span text:style-name="T72"/></text:p>
          </table:table-cell>
          <table:table-cell table:style-name="TableCell010802">
            <text:p text:style-name="P20"><text:span text:style-name="T73">Valoración promedio</text:span></text:p>
            <text:p text:style-name="P20"><text:span text:style-name="T74"/></text:p>
          </table:table-cell>
          <table:table-cell table:style-name="TableCell010803">
            <text:p text:style-name="P20"><text:span text:style-name="T75">Se mantiene para cálculo de KPI</text:span><text:span text:style-name="T76"/></text:p>
          </table:table-cell>
        </table:table-row>
        <table:table-row table:style-name="TableRow0109">
          <table:table-cell table:style-name="TableCell010900">
            <text:p text:style-name="P22"><text:span text:style-name="T77">9</text:span><text:span text:style-name="T78"/></text:p>
          </table:table-cell>
          <table:table-cell table:style-name="TableCell010901">
            <text:p text:style-name="P22"><text:span text:style-name="T79">num_of_reviews</text:span><text:span text:style-name="T80"/></text:p>
          </table:table-cell>
          <table:table-cell table:style-name="TableCell010902">
            <text:p text:style-name="P22"><text:span text:style-name="T81">Número de reseñas que aparecen</text:span><text:span text:style-name="T82"/></text:p>
          </table:table-cell>
          <table:table-cell table:style-name="TableCell010903">
            <text:p text:style-name="P22"><text:span text:style-name="T83">Se mantiene para cálculo de KPI</text:span></text:p>
            <text:p text:style-name="P22"><text:span text:style-name="T84"/></text:p>
          </table:table-cell>
        </table:table-row>
        <table:table-row table:style-name="TableRow0110">
          <table:table-cell table:style-name="TableCell011000">
            <text:p text:style-name="P24"><text:span text:style-name="T85">10</text:span><text:span text:style-name="T86"/></text:p>
          </table:table-cell>
          <table:table-cell table:style-name="TableCell011001">
            <text:p text:style-name="P24"><text:span text:style-name="T87">Price</text:span><text:span text:style-name="T88"/></text:p>
          </table:table-cell>
          <table:table-cell table:style-name="TableCell011002">
            <text:p text:style-name="P24"><text:span text:style-name="T89">Precio</text:span><text:span text:style-name="T90"/></text:p>
          </table:table-cell>
          <table:table-cell table:style-name="TableCell011003">
            <text:p text:style-name="P24"><text:span text:style-name="T91">Se elimina, dado su bajo valor de informacion y alta cantidad de valores nulos</text:span></text:p>
            <text:p text:style-name="P24"><text:span text:style-name="T92"/></text:p>
          </table:table-cell>
        </table:table-row>
        <table:table-row table:style-name="TableRow0111">
          <table:table-cell table:style-name="TableCell011100">
            <text:p text:style-name="P26"><text:span text:style-name="T93">11</text:span><text:span text:style-name="T94"/></text:p>
          </table:table-cell>
          <table:table-cell table:style-name="TableCell011101">
            <text:p text:style-name="P26"><text:span text:style-name="T95">hours</text:span><text:span text:style-name="T96"/></text:p>
          </table:table-cell>
          <table:table-cell table:style-name="TableCell011102">
            <text:p text:style-name="P26"><text:span text:style-name="T97">Días y horario de atención</text:span><text:span text:style-name="T98"/></text:p>
          </table:table-cell>
          <table:table-cell table:style-name="TableCell011103">
            <text:p text:style-name="P26"><text:span text:style-name="T99">Se elimina</text:span></text:p>
            <text:p text:style-name="P26"><text:span text:style-name="T100"/></text:p>
          </table:table-cell>
        </table:table-row>
        <table:table-row table:style-name="TableRow0112">
          <table:table-cell table:style-name="TableCell011200">
            <text:p text:style-name="P28"><text:span text:style-name="T101">12</text:span><text:span text:style-name="T102"/></text:p>
          </table:table-cell>
          <table:table-cell table:style-name="TableCell011201">
            <text:p text:style-name="P28"><text:span text:style-name="T103">MISC</text:span><text:span text:style-name="T104"/></text:p>
          </table:table-cell>
          <table:table-cell table:style-name="TableCell011202">
            <text:p text:style-name="P28"><text:span text:style-name="T105">Características varias del comercio o establecimiento (servicio reparto a domicilio, condiciones de atención, etc.)</text:span><text:span text:style-name="T106"/></text:p>
          </table:table-cell>
          <table:table-cell table:style-name="TableCell011203">
            <text:p text:style-name="P28"><text:span text:style-name="T107">Se elimina, tiene informacion sin valor para el proyecto</text:span><text:span text:style-name="T108"/></text:p>
          </table:table-cell>
        </table:table-row>
        <table:table-row table:style-name="TableRow0113">
          <table:table-cell table:style-name="TableCell011300">
            <text:p text:style-name="P30"><text:span text:style-name="T109">13</text:span><text:span text:style-name="T110"/></text:p>
          </table:table-cell>
          <table:table-cell table:style-name="TableCell011301">
            <text:p text:style-name="P30"><text:span text:style-name="T111">state</text:span><text:span text:style-name="T112"/></text:p>
          </table:table-cell>
          <table:table-cell table:style-name="TableCell011302">
            <text:p text:style-name="P30"><text:span text:style-name="T113">Estado de atención abierto o cerrado, cuándo vuelve a abrir</text:span><text:span text:style-name="T114"/></text:p>
          </table:table-cell>
          <table:table-cell table:style-name="TableCell011303">
            <text:p text:style-name="P30"><text:span text:style-name="T115">Se elimina</text:span><text:span text:style-name="T116"/></text:p>
          </table:table-cell>
        </table:table-row>
        <table:table-row table:style-name="TableRow0114">
          <table:table-cell table:style-name="TableCell011400">
            <text:p text:style-name="P32"><text:span text:style-name="T117">14</text:span><text:span text:style-name="T118"/></text:p>
          </table:table-cell>
          <table:table-cell table:style-name="TableCell011401">
            <text:p text:style-name="P32"><text:span text:style-name="T119">relative_results</text:span><text:span text:style-name="T120"/></text:p>
          </table:table-cell>
          <table:table-cell table:style-name="TableCell011402">
            <text:p text:style-name="P32"><text:span text:style-name="T121">Resultados relativos, información de geolocalización para mejorar la precisión de la ubicación del comercio o establecimiento especificado</text:span></text:p>
            <text:p text:style-name="P32"><text:span text:style-name="T122"/></text:p>
          </table:table-cell>
          <table:table-cell table:style-name="TableCell011403">
            <text:p text:style-name="P32"><text:span text:style-name="T123">Se elimina, ya que se cuenta con la localización exacta por medio de latitud y longitud</text:span><text:span text:style-name="T124"/></text:p>
          </table:table-cell>
        </table:table-row>
        <table:table-row table:style-name="TableRow0115">
          <table:table-cell table:style-name="TableCell011500">
            <text:p text:style-name="P34"><text:span text:style-name="T125">15</text:span><text:span text:style-name="T126"/></text:p>
          </table:table-cell>
          <table:table-cell table:style-name="TableCell011501">
            <text:p text:style-name="P34"><text:span text:style-name="T127">url</text:span><text:span text:style-name="T128"/></text:p>
          </table:table-cell>
          <table:table-cell table:style-name="TableCell011502">
            <text:p text:style-name="P34"><text:span text:style-name="T129">URL de Google Maps que direcciona a la zona geográfica donde se localiza dicho comercio o establecimiento</text:span></text:p>
            <text:p text:style-name="P34"><text:span text:style-name="T130"/></text:p>
          </table:table-cell>
          <table:table-cell table:style-name="TableCell011503">
            <text:p text:style-name="P34"><text:span text:style-name="T131">Se mantiene, brinda informacion de valor para las recomandaciones del modelo de ML</text:span><text:span text:style-name="T132"/></text:p>
          </table:table-cell>
        </table:table-row>
      </table:table>
      <text:p text:style-name="P36"><text:span text:style-name="T132"/></text:p>
      <text:p text:style-name="P36"><text:span text:style-name="T132"/></text:p>
      <text:p text:style-name="P36"><text:span text:style-name="T133">GOOGLE MAPS</text:span></text:p>
      <text:p text:style-name="P36"><text:span text:style-name="T133">review_estados: disponibilización de las reviews de los usuarios. </text:span></text:p>
      <text:p text:style-name="P36"><text:span text:style-name="T134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38"><text:span text:style-name="T135">Número</text:span><text:span text:style-name="T136"/></text:p>
          </table:table-cell>
          <table:table-cell table:style-name="TableCell020001">
            <text:p text:style-name="P38"><text:span text:style-name="T137">Nombre</text:span><text:span text:style-name="T138"/></text:p>
          </table:table-cell>
          <table:table-cell table:style-name="TableCell020002">
            <text:p text:style-name="P38"><text:span text:style-name="T139">Descripción</text:span><text:span text:style-name="T140"/></text:p>
          </table:table-cell>
          <table:table-cell table:style-name="TableCell020003">
            <text:p text:style-name="P38"><text:span text:style-name="T141">Observación</text:span><text:span text:style-name="T142"/></text:p>
          </table:table-cell>
        </table:table-row>
        <table:table-row table:style-name="TableRow0201">
          <table:table-cell table:style-name="TableCell020100">
            <text:p text:style-name="P41"><text:span text:style-name="T143">1</text:span><text:span text:style-name="T144"/></text:p>
          </table:table-cell>
          <table:table-cell table:style-name="TableCell020101">
            <text:p text:style-name="P41"><text:span text:style-name="T145">user_id</text:span><text:span text:style-name="T146"/></text:p>
          </table:table-cell>
          <table:table-cell table:style-name="TableCell020102">
            <text:p text:style-name="P41"><text:span text:style-name="T147">Identificación única del usuario</text:span><text:span text:style-name="T148"/></text:p>
          </table:table-cell>
          <table:table-cell table:style-name="TableCell020103">
            <text:p text:style-name="P41"><text:span text:style-name="T149">Se elimina, en teoría, se podría reemplazar por una llave primaria o foránea que aplique a los usuarios de Yeld y Maps</text:span></text:p>
            <text:p text:style-name="P41"><text:span text:style-name="T150"/></text:p>
          </table:table-cell>
        </table:table-row>
        <table:table-row table:style-name="TableRow0202">
          <table:table-cell table:style-name="TableCell020200">
            <text:p text:style-name="P43"><text:span text:style-name="T151">2</text:span><text:span text:style-name="T152"/></text:p>
          </table:table-cell>
          <table:table-cell table:style-name="TableCell020201">
            <text:p text:style-name="P43"><text:span text:style-name="T153">name</text:span><text:span text:style-name="T154"/></text:p>
          </table:table-cell>
          <table:table-cell table:style-name="TableCell020202">
            <text:p text:style-name="P43"><text:span text:style-name="T155">Nombre del usuario</text:span><text:span text:style-name="T156"/></text:p>
          </table:table-cell>
          <table:table-cell table:style-name="TableCell020203">
            <text:p text:style-name="P43"><text:span text:style-name="T157">Se elimina, ya que no tiene utilidad real</text:span></text:p>
            <text:p text:style-name="P43"><text:span text:style-name="T158"/></text:p>
          </table:table-cell>
        </table:table-row>
        <table:table-row table:style-name="TableRow0203">
          <table:table-cell table:style-name="TableCell020300">
            <text:p text:style-name="P45"><text:span text:style-name="T159">3</text:span><text:span text:style-name="T160"/></text:p>
          </table:table-cell>
          <table:table-cell table:style-name="TableCell020301">
            <text:p text:style-name="P45"><text:span text:style-name="T161">time</text:span><text:span text:style-name="T162"/></text:p>
          </table:table-cell>
          <table:table-cell table:style-name="TableCell020302">
            <text:p text:style-name="P45"><text:span text:style-name="T163">Cronología</text:span><text:span text:style-name="T164"/></text:p>
          </table:table-cell>
          <table:table-cell table:style-name="TableCell020303">
            <text:p text:style-name="P45"><text:span text:style-name="T165">Se elimina, ya que no se comprende su utilidad</text:span></text:p>
            <text:p text:style-name="P45"><text:span text:style-name="T166"/></text:p>
          </table:table-cell>
        </table:table-row>
        <table:table-row table:style-name="TableRow0204">
          <table:table-cell table:style-name="TableCell020400">
            <text:p text:style-name="P47"><text:span text:style-name="T167">4</text:span><text:span text:style-name="T168"/></text:p>
          </table:table-cell>
          <table:table-cell table:style-name="TableCell020401">
            <text:p text:style-name="P47"><text:span text:style-name="T169">rating</text:span><text:span text:style-name="T170"/></text:p>
          </table:table-cell>
          <table:table-cell table:style-name="TableCell020402">
            <text:p text:style-name="P47"><text:span text:style-name="T171">Valoración del usuario</text:span><text:span text:style-name="T172"/></text:p>
          </table:table-cell>
          <table:table-cell table:style-name="TableCell020403">
            <text:p text:style-name="P47"><text:span text:style-name="T173">Se podría reemplazar por una nueva columna llamada 'score'que sea válida tanto para Yeld como para Maps</text:span></text:p>
            <text:p text:style-name="P47"><text:span text:style-name="T174"/></text:p>
          </table:table-cell>
        </table:table-row>
        <table:table-row table:style-name="TableRow0205">
          <table:table-cell table:style-name="TableCell020500">
            <text:p text:style-name="P49"><text:span text:style-name="T175">5</text:span><text:span text:style-name="T176"/></text:p>
          </table:table-cell>
          <table:table-cell table:style-name="TableCell020501">
            <text:p text:style-name="P49"><text:span text:style-name="T177">text</text:span><text:span text:style-name="T178"/></text:p>
          </table:table-cell>
          <table:table-cell table:style-name="TableCell020502">
            <text:p text:style-name="P49"><text:span text:style-name="T179">Reseña, comentario del usuario</text:span><text:span text:style-name="T180"/></text:p>
          </table:table-cell>
          <table:table-cell table:style-name="TableCell020503">
            <text:p text:style-name="P49"><text:span text:style-name="T181">Se mantiene para el modelo de Machine Learning</text:span></text:p>
            <text:p text:style-name="P49"><text:span text:style-name="T182"/></text:p>
          </table:table-cell>
        </table:table-row>
        <table:table-row table:style-name="TableRow0206">
          <table:table-cell table:style-name="TableCell020600">
            <text:p text:style-name="P51"><text:span text:style-name="T183">6</text:span><text:span text:style-name="T184"/></text:p>
          </table:table-cell>
          <table:table-cell table:style-name="TableCell020601">
            <text:p text:style-name="P51"><text:span text:style-name="T185">pics</text:span><text:span text:style-name="T186"/></text:p>
          </table:table-cell>
          <table:table-cell table:style-name="TableCell020602">
            <text:p text:style-name="P51"><text:span text:style-name="T187">Imágenes del comercio o establecimiento</text:span><text:span text:style-name="T188"/></text:p>
          </table:table-cell>
          <table:table-cell table:style-name="TableCell020603">
            <text:p text:style-name="P51"><text:span text:style-name="T189">Se elimina, ya que aumenta el peso del dataset</text:span></text:p>
            <text:p text:style-name="P51"><text:span text:style-name="T190"/></text:p>
          </table:table-cell>
        </table:table-row>
        <table:table-row table:style-name="TableRow0207">
          <table:table-cell table:style-name="TableCell020700">
            <text:p text:style-name="P53"><text:span text:style-name="T191">7</text:span><text:span text:style-name="T192"/></text:p>
          </table:table-cell>
          <table:table-cell table:style-name="TableCell020701">
            <text:p text:style-name="P53"><text:span text:style-name="T193">resp</text:span><text:span text:style-name="T194"/></text:p>
          </table:table-cell>
          <table:table-cell table:style-name="TableCell020702">
            <text:p text:style-name="P53"><text:span text:style-name="T195">Respuesta a la reseña del usuario, cronología</text:span><text:span text:style-name="T196"/></text:p>
          </table:table-cell>
          <table:table-cell table:style-name="TableCell020703">
            <text:p text:style-name="P53"><text:span text:style-name="T197">Se elimina, ya que la reseña se encuentra en la columna 'text'. Se podría mantener como dato para calcular el porcentaje de respuestas que los establecimientos dan a los usuarios, pero esto se encuentra fuera del objetivo del trabajo</text:span></text:p>
            <text:p text:style-name="P53"><text:span text:style-name="T198"/></text:p>
          </table:table-cell>
        </table:table-row>
        <table:table-row table:style-name="TableRow0208">
          <table:table-cell table:style-name="TableCell020800">
            <text:p text:style-name="P55"><text:span text:style-name="T200">8</text:span><text:span text:style-name="T201"/></text:p>
          </table:table-cell>
          <table:table-cell table:style-name="TableCell020801">
            <text:p text:style-name="P55"><text:span text:style-name="T202">gmap_id</text:span><text:span text:style-name="T203"/></text:p>
          </table:table-cell>
          <table:table-cell table:style-name="TableCell020802">
            <text:p text:style-name="P55"><text:span text:style-name="T203"/></text:p>
            <text:p text:style-name="P55"><text:span text:style-name="T204">Identificación única que Google Maps le asigna a la dirección física de dicho comercio o establecimiento</text:span><text:span text:style-name="T205"/></text:p>
          </table:table-cell>
          <table:table-cell table:style-name="TableCell020803">
            <text:p text:style-name="P55"><text:span text:style-name="T206">Se mantiene, para relacionar esta tabla con la tabla metadata-sitios</text:span><text:span text:style-name="T207"/></text:p>
          </table:table-cell>
        </table:table-row>
      </table:table>
      <text:p text:style-name="P57"><text:span text:style-name="T207"/></text:p>
      <text:p text:style-name="P57"><text:span text:style-name="T207"/></text:p>
      <text:p text:style-name="P57"><text:span text:style-name="T208">Datos de Yelp</text:span></text:p>
      <text:p text:style-name="P57"><text:span text:style-name="T208">business.pkl :Contiene información del comercio, incluyendo localización, atributos y categoría</text:span><text:span text:style-name="T209">s.</text:span></text:p>
      <text:p text:style-name="P57"><text:span text:style-name="T210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59"><text:span text:style-name="T211">No.</text:span><text:span text:style-name="T212"/></text:p>
          </table:table-cell>
          <table:table-cell table:style-name="TableCell030001">
            <text:p text:style-name="P59"><text:span text:style-name="T213">Nombre</text:span><text:span text:style-name="T214"/></text:p>
          </table:table-cell>
          <table:table-cell table:style-name="TableCell030002">
            <text:p text:style-name="P59"><text:span text:style-name="T215">Descripción</text:span><text:span text:style-name="T216"/></text:p>
          </table:table-cell>
          <table:table-cell table:style-name="TableCell030003">
            <text:p text:style-name="P59"><text:span text:style-name="T217">Observacion</text:span><text:span text:style-name="T218"/></text:p>
          </table:table-cell>
        </table:table-row>
        <table:table-row table:style-name="TableRow0301">
          <table:table-cell table:style-name="TableCell030100">
            <text:p text:style-name="P62"><text:span text:style-name="T219">1.</text:span><text:span text:style-name="T220"/></text:p>
          </table:table-cell>
          <table:table-cell table:style-name="TableCell030101">
            <text:p text:style-name="P62"><text:span text:style-name="T221">name</text:span><text:span text:style-name="T222"/></text:p>
          </table:table-cell>
          <table:table-cell table:style-name="TableCell030102">
            <text:p text:style-name="P62"><text:span text:style-name="T223">El nombre del negocio o establecimiento.</text:span><text:span text:style-name="T224"/></text:p>
          </table:table-cell>
          <table:table-cell table:style-name="TableCell030103">
            <text:p text:style-name="P62"><text:span text:style-name="T225">Mantener y complementar el dato de 'name'si no está presente en 'maps'o 'yeld'.</text:span></text:p>
            <text:p text:style-name="P62"><text:span text:style-name="T226"/></text:p>
          </table:table-cell>
        </table:table-row>
        <table:table-row table:style-name="TableRow0302">
          <table:table-cell table:style-name="TableCell030200">
            <text:p text:style-name="P64"><text:span text:style-name="T227">2.</text:span><text:span text:style-name="T228"/></text:p>
          </table:table-cell>
          <table:table-cell table:style-name="TableCell030201">
            <text:p text:style-name="P64"><text:span text:style-name="T229">address</text:span><text:span text:style-name="T230"/></text:p>
          </table:table-cell>
          <table:table-cell table:style-name="TableCell030202">
            <text:p text:style-name="P64"><text:span text:style-name="T231">La dirección física del negocio.</text:span><text:span text:style-name="T232"/></text:p>
          </table:table-cell>
          <table:table-cell table:style-name="TableCell030203">
            <text:p text:style-name="P64"><text:span text:style-name="T233">Mantener y complementar el dato de 'address'si no está presente en 'maps'o 'yeld'.</text:span></text:p>
            <text:p text:style-name="P64"><text:span text:style-name="T234"/></text:p>
          </table:table-cell>
        </table:table-row>
        <table:table-row table:style-name="TableRow0303">
          <table:table-cell table:style-name="TableCell030300">
            <text:p text:style-name="P66"><text:span text:style-name="T235">3.</text:span><text:span text:style-name="T236"/></text:p>
          </table:table-cell>
          <table:table-cell table:style-name="TableCell030301">
            <text:p text:style-name="P66"><text:span text:style-name="T237">city</text:span><text:span text:style-name="T238"/></text:p>
          </table:table-cell>
          <table:table-cell table:style-name="TableCell030302">
            <text:p text:style-name="P66"><text:span text:style-name="T239">La ciudad donde se encuentra el negocio.</text:span><text:span text:style-name="T240"/></text:p>
          </table:table-cell>
          <table:table-cell table:style-name="TableCell030303">
            <text:p text:style-name="P66"><text:span text:style-name="T241">Si solo está presente en 'yeld'y no en 'maps', eliminar y determinar la ciudad utilizando la latitud y longitud.</text:span></text:p>
            <text:p text:style-name="P66"><text:span text:style-name="T242"/></text:p>
          </table:table-cell>
        </table:table-row>
        <table:table-row table:style-name="TableRow0304">
          <table:table-cell table:style-name="TableCell030400">
            <text:p text:style-name="P68"><text:span text:style-name="T243">4.</text:span><text:span text:style-name="T244"/></text:p>
          </table:table-cell>
          <table:table-cell table:style-name="TableCell030401">
            <text:p text:style-name="P68"><text:span text:style-name="T245">state</text:span><text:span text:style-name="T246"/></text:p>
          </table:table-cell>
          <table:table-cell table:style-name="TableCell030402">
            <text:p text:style-name="P68"><text:span text:style-name="T247">El estado o región donde se encuentra el negocio.</text:span><text:span text:style-name="T248"/></text:p>
          </table:table-cell>
          <table:table-cell table:style-name="TableCell030403">
            <text:p text:style-name="P68"><text:span text:style-name="T249">Si no está presente en 'maps'y 'yeld'en conjunto, determinar utilizando la latitud y longitud.</text:span></text:p>
            <text:p text:style-name="P68"><text:span text:style-name="T250"/></text:p>
          </table:table-cell>
        </table:table-row>
        <table:table-row table:style-name="TableRow0305">
          <table:table-cell table:style-name="TableCell030500">
            <text:p text:style-name="P70"><text:span text:style-name="T251">5.</text:span><text:span text:style-name="T252"/></text:p>
          </table:table-cell>
          <table:table-cell table:style-name="TableCell030501">
            <text:p text:style-name="P70"><text:span text:style-name="T253">postal_code</text:span><text:span text:style-name="T254"/></text:p>
          </table:table-cell>
          <table:table-cell table:style-name="TableCell030502">
            <text:p text:style-name="P70"><text:span text:style-name="T255">El código postal del área donde se encuentra el negocio.</text:span><text:span text:style-name="T256"/></text:p>
          </table:table-cell>
          <table:table-cell table:style-name="TableCell030503">
            <text:p text:style-name="P70"><text:span text:style-name="T257">Eliminar, no relevante para el estudio.</text:span><text:span text:style-name="T258"/></text:p>
          </table:table-cell>
        </table:table-row>
        <table:table-row table:style-name="TableRow0306">
          <table:table-cell table:style-name="TableCell030600">
            <text:p text:style-name="P72"><text:span text:style-name="T259">6.</text:span><text:span text:style-name="T260"/></text:p>
          </table:table-cell>
          <table:table-cell table:style-name="TableCell030601">
            <text:p text:style-name="P72"><text:span text:style-name="T261">latitude</text:span><text:span text:style-name="T262"/></text:p>
          </table:table-cell>
          <table:table-cell table:style-name="TableCell030602">
            <text:p text:style-name="P72"><text:span text:style-name="T263">La coordenada de latitud del negocio, utilizada para ubicarlo geográficamente en un mapa.</text:span><text:span text:style-name="T264"/></text:p>
          </table:table-cell>
          <table:table-cell table:style-name="TableCell030603">
            <text:p text:style-name="P72"><text:span text:style-name="T265">Mantener.</text:span><text:span text:style-name="T266"/></text:p>
          </table:table-cell>
        </table:table-row>
        <table:table-row table:style-name="TableRow0307">
          <table:table-cell table:style-name="TableCell030700">
            <text:p text:style-name="P74"><text:span text:style-name="T267">7.</text:span><text:span text:style-name="T268"/></text:p>
          </table:table-cell>
          <table:table-cell table:style-name="TableCell030701">
            <text:p text:style-name="P74"><text:span text:style-name="T269">longitude</text:span><text:span text:style-name="T270"/></text:p>
          </table:table-cell>
          <table:table-cell table:style-name="TableCell030702">
            <text:p text:style-name="P74"><text:span text:style-name="T271">La coordenada de longitud del negocio, utilizada para ubicarlo geográficamente en un mapa.</text:span><text:span text:style-name="T272"/></text:p>
          </table:table-cell>
          <table:table-cell table:style-name="TableCell030703">
            <text:p text:style-name="P74"><text:span text:style-name="T273">Mantener.</text:span><text:span text:style-name="T274"/></text:p>
          </table:table-cell>
        </table:table-row>
        <table:table-row table:style-name="TableRow0308">
          <table:table-cell table:style-name="TableCell030800">
            <text:p text:style-name="P76"><text:span text:style-name="T275">8.</text:span><text:span text:style-name="T276"/></text:p>
          </table:table-cell>
          <table:table-cell table:style-name="TableCell030801">
            <text:p text:style-name="P76"><text:span text:style-name="T277">stars</text:span><text:span text:style-name="T278"/></text:p>
          </table:table-cell>
          <table:table-cell table:style-name="TableCell030802">
            <text:p text:style-name="P76"><text:span text:style-name="T279">La calificación promedio del negocio basada en las opiniones o reseñas de los usuarios.</text:span><text:span text:style-name="T280"/></text:p>
          </table:table-cell>
          <table:table-cell table:style-name="TableCell030803">
            <text:p text:style-name="P76"><text:span text:style-name="T281">Mantener. Reemplazar por una nueva columna llamada 'score'si los datos de 'maps'y 'yeld'coinciden, sumando y dividiendo entre 2.</text:span></text:p>
            <text:p text:style-name="P76"><text:span text:style-name="T282"/></text:p>
          </table:table-cell>
        </table:table-row>
        <table:table-row table:style-name="TableRow0309">
          <table:table-cell table:style-name="TableCell030900">
            <text:p text:style-name="P78"><text:span text:style-name="T283">9.</text:span><text:span text:style-name="T284"/></text:p>
          </table:table-cell>
          <table:table-cell table:style-name="TableCell030901">
            <text:p text:style-name="P78"><text:span text:style-name="T285">review_count</text:span><text:span text:style-name="T286"/></text:p>
          </table:table-cell>
          <table:table-cell table:style-name="TableCell030902">
            <text:p text:style-name="P78"><text:span text:style-name="T287">El número total de reseñas o opiniones de usuarios sobre el negocio.</text:span></text:p>
            <text:p text:style-name="P78"><text:span text:style-name="T288"/></text:p>
          </table:table-cell>
          <table:table-cell table:style-name="TableCell030903">
            <text:p text:style-name="P78"><text:span text:style-name="T289">Utilizar para KPI.</text:span><text:span text:style-name="T290"/></text:p>
          </table:table-cell>
        </table:table-row>
        <table:table-row table:style-name="TableRow0310">
          <table:table-cell table:style-name="TableCell031000">
            <text:p text:style-name="P80"><text:span text:style-name="T291">10.</text:span><text:span text:style-name="T292"/></text:p>
          </table:table-cell>
          <table:table-cell table:style-name="TableCell031001">
            <text:p text:style-name="P80"><text:span text:style-name="T293">is_open</text:span><text:span text:style-name="T294"/></text:p>
          </table:table-cell>
          <table:table-cell table:style-name="TableCell031002">
            <text:p text:style-name="P80"><text:span text:style-name="T295">Un indicador que muestra si el negocio está abierto o no en el momento de la consulta o extracción de datos.</text:span><text:span text:style-name="T296"/></text:p>
          </table:table-cell>
          <table:table-cell table:style-name="TableCell031003">
            <text:p text:style-name="P80"><text:span text:style-name="T297">Reemplazar por 'hours'si está presente. Mantener tanto 'is_open'como 'state'cuando 'hours'no está disponible.</text:span></text:p>
            <text:p text:style-name="P80"><text:span text:style-name="T298"/></text:p>
          </table:table-cell>
        </table:table-row>
        <table:table-row table:style-name="TableRow0311">
          <table:table-cell table:style-name="TableCell031100">
            <text:p text:style-name="P82"><text:span text:style-name="T299">11</text:span><text:span text:style-name="T300"/></text:p>
          </table:table-cell>
          <table:table-cell table:style-name="TableCell031101">
            <text:p text:style-name="P82"><text:span text:style-name="T301">attributes</text:span><text:span text:style-name="T302"/></text:p>
          </table:table-cell>
          <table:table-cell table:style-name="TableCell031102">
            <text:p text:style-name="P82"><text:span text:style-name="T303">Atributos adicionales asociados al negocio, que pueden incluir información como el tipo de comida en un restaurante, servicios ofrecidos, etc.(esta anidada)</text:span></text:p>
            <text:p text:style-name="P82"><text:span text:style-name="T304"/></text:p>
          </table:table-cell>
          <table:table-cell table:style-name="TableCell031103">
            <text:p text:style-name="P82"><text:span text:style-name="T305">Se elimina</text:span><text:span text:style-name="T306"/></text:p>
          </table:table-cell>
        </table:table-row>
        <table:table-row table:style-name="TableRow0312">
          <table:table-cell table:style-name="TableCell031200">
            <text:p text:style-name="P84"><text:span text:style-name="T307">11.</text:span><text:span text:style-name="T308"/></text:p>
          </table:table-cell>
          <table:table-cell table:style-name="TableCell031201">
            <text:p text:style-name="P84"><text:span text:style-name="T309">categories</text:span><text:span text:style-name="T310"/></text:p>
          </table:table-cell>
          <table:table-cell table:style-name="TableCell031202">
            <text:p text:style-name="P84"><text:span text:style-name="T311">Las categorías o tipos de negocios a los que pertenece (por ejemplo, restaurante, hotel, tienda, etc.).</text:span></text:p>
            <text:p text:style-name="P84"><text:span text:style-name="T312"/></text:p>
          </table:table-cell>
          <table:table-cell table:style-name="TableCell031203">
            <text:p text:style-name="P84"><text:span text:style-name="T313">Mantener para filtros e intereses.</text:span><text:span text:style-name="T314"/></text:p>
          </table:table-cell>
        </table:table-row>
        <table:table-row table:style-name="TableRow0313">
          <table:table-cell table:style-name="TableCell031300">
            <text:p text:style-name="P86"><text:span text:style-name="T315">12.</text:span><text:span text:style-name="T316"/></text:p>
          </table:table-cell>
          <table:table-cell table:style-name="TableCell031301">
            <text:p text:style-name="P86"><text:span text:style-name="T317">hours</text:span><text:span text:style-name="T318"/></text:p>
          </table:table-cell>
          <table:table-cell table:style-name="TableCell031302">
            <text:p text:style-name="P86"><text:span text:style-name="T319">El horario de funcionamiento del negocio, indicando los días y las horas de apertura y cierre.</text:span></text:p>
            <text:p text:style-name="P86"><text:span text:style-name="T320"/></text:p>
          </table:table-cell>
          <table:table-cell table:style-name="TableCell031303">
            <text:p text:style-name="P86"><text:span text:style-name="T321">Si está presente, eliminar 'is_open'ya que 'hours'proporcionará la información necesaria.</text:span><text:span text:style-name="T322"/></text:p>
          </table:table-cell>
        </table:table-row>
        <table:table-row table:style-name="TableRow0314">
          <table:table-cell table:style-name="TableCell031400">
            <text:p text:style-name="P88"><text:span text:style-name="T323">13.</text:span><text:span text:style-name="T324"/></text:p>
          </table:table-cell>
          <table:table-cell table:style-name="TableCell031401">
            <text:p text:style-name="P88"><text:span text:style-name="T325">business_id</text:span><text:span text:style-name="T326"/></text:p>
          </table:table-cell>
          <table:table-cell table:style-name="TableCell031402">
            <text:p text:style-name="P88"><text:span text:style-name="T327">El identificador único del negocio.</text:span><text:span text:style-name="T328"/></text:p>
          </table:table-cell>
          <table:table-cell table:style-name="TableCell031403">
            <text:p text:style-name="P88"><text:span text:style-name="T329">Reemplazar por una llave para identificar los negocios de 'maps'y 'yeld'.</text:span><text:span text:style-name="T330"/></text:p>
          </table:table-cell>
        </table:table-row>
      </table:table>
      <text:p text:style-name="P90"><text:span text:style-name="T330"/></text:p>
      <text:p text:style-name="P90"><text:span text:style-name="T330"/></text:p>
      <text:p text:style-name="P90"><text:span text:style-name="T331">checkin.json </text:span></text:p>
      <text:p text:style-name="P90"><text:span text:style-name="T332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row table:style-name="TableRow0400">
          <table:table-cell table:style-name="TableCell040000">
            <text:p text:style-name="P92"><text:span text:style-name="T333">No</text:span><text:span text:style-name="T334"/></text:p>
          </table:table-cell>
          <table:table-cell table:style-name="TableCell040001">
            <text:p text:style-name="P92"><text:span text:style-name="T335">Nombre</text:span><text:span text:style-name="T336"/></text:p>
          </table:table-cell>
          <table:table-cell table:style-name="TableCell040002">
            <text:p text:style-name="P92"><text:span text:style-name="T337">Descripción</text:span><text:span text:style-name="T338"/></text:p>
          </table:table-cell>
          <table:table-cell table:style-name="TableCell040003">
            <text:p text:style-name="P92"><text:span text:style-name="T339">Observación</text:span><text:span text:style-name="T340"/></text:p>
          </table:table-cell>
        </table:table-row>
        <table:table-row table:style-name="TableRow0401">
          <table:table-cell table:style-name="TableCell040100">
            <text:p text:style-name="P95"><text:span text:style-name="T341">1</text:span><text:span text:style-name="T342"/></text:p>
          </table:table-cell>
          <table:table-cell table:style-name="TableCell040101">
            <text:p text:style-name="P95"><text:span text:style-name="T343">business_id</text:span><text:span text:style-name="T344"/></text:p>
          </table:table-cell>
          <table:table-cell table:style-name="TableCell040102">
            <text:p text:style-name="P95"><text:span text:style-name="T345">El identificador único del negocio.</text:span><text:span text:style-name="T346"/></text:p>
          </table:table-cell>
          <table:table-cell table:style-name="TableCell040103">
            <text:p text:style-name="P95"><text:span text:style-name="T347">Se remplazaría por una llave para identificar los negocios de maps y yeld.</text:span></text:p>
            <text:p text:style-name="P95"><text:span text:style-name="T348"/></text:p>
          </table:table-cell>
        </table:table-row>
        <table:table-row table:style-name="TableRow0402">
          <table:table-cell table:style-name="TableCell040200">
            <text:p text:style-name="P97"><text:span text:style-name="T349">2</text:span><text:span text:style-name="T350"/></text:p>
          </table:table-cell>
          <table:table-cell table:style-name="TableCell040201">
            <text:p text:style-name="P97"><text:span text:style-name="T351">date</text:span><text:span text:style-name="T352"/></text:p>
          </table:table-cell>
          <table:table-cell table:style-name="TableCell040202">
            <text:p text:style-name="P97"><text:span text:style-name="T353">La fecha asociada a algún evento o información relacionada con el negocio. (anidada)</text:span><text:span text:style-name="T354"/></text:p>
          </table:table-cell>
          <table:table-cell table:style-name="TableCell040203">
            <text:p text:style-name="P97"><text:span text:style-name="T355">Podría mantenerse y devolver su valor cuando el día consultado coincida.</text:span><text:span text:style-name="T356"/></text:p>
          </table:table-cell>
        </table:table-row>
      </table:table>
      <text:p text:style-name="P99"><text:span text:style-name="T356"/></text:p>
      <text:p text:style-name="P99"><text:span text:style-name="T356"/></text:p>
      <text:p text:style-name="P99"><text:span text:style-name="T356"/></text:p>
      <text:p text:style-name="P99"><text:span text:style-name="T357">tip.json 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>
            <text:p text:style-name="P101"><text:span text:style-name="T359">No</text:span><text:span text:style-name="T360"/></text:p>
          </table:table-cell>
          <table:table-cell table:style-name="TableCell050001">
            <text:p text:style-name="P101"><text:span text:style-name="T361">Nombre</text:span><text:span text:style-name="T362"/></text:p>
          </table:table-cell>
          <table:table-cell table:style-name="TableCell050002">
            <text:p text:style-name="P101"><text:span text:style-name="T363">Descripción</text:span><text:span text:style-name="T364"/></text:p>
          </table:table-cell>
          <table:table-cell table:style-name="TableCell050003">
            <text:p text:style-name="P101"><text:span text:style-name="T365">Observación</text:span><text:span text:style-name="T366"/></text:p>
          </table:table-cell>
        </table:table-row>
        <table:table-row table:style-name="TableRow0501">
          <table:table-cell table:style-name="TableCell050100">
            <text:p text:style-name="P104"><text:span text:style-name="T367">1</text:span><text:span text:style-name="T368"/></text:p>
          </table:table-cell>
          <table:table-cell table:style-name="TableCell050101">
            <text:p text:style-name="P104"><text:span text:style-name="T369">user_id</text:span><text:span text:style-name="T370"/></text:p>
          </table:table-cell>
          <table:table-cell table:style-name="TableCell050102">
            <text:p text:style-name="P104"><text:span text:style-name="T371">El identificador único del usuario.</text:span><text:span text:style-name="T372"/></text:p>
          </table:table-cell>
          <table:table-cell table:style-name="TableCell050103">
            <text:p text:style-name="P104"><text:span text:style-name="T373">Se remplazaría por una llave para identificar al usuario tanto de maps y yeld.</text:span></text:p>
            <text:p text:style-name="P104"><text:span text:style-name="T374"/></text:p>
          </table:table-cell>
        </table:table-row>
        <table:table-row table:style-name="TableRow0502">
          <table:table-cell table:style-name="TableCell050200">
            <text:p text:style-name="P106"><text:span text:style-name="T375">2</text:span><text:span text:style-name="T376"/></text:p>
          </table:table-cell>
          <table:table-cell table:style-name="TableCell050201">
            <text:p text:style-name="P106"><text:span text:style-name="T377">business_id</text:span><text:span text:style-name="T378"/></text:p>
          </table:table-cell>
          <table:table-cell table:style-name="TableCell050202">
            <text:p text:style-name="P106"><text:span text:style-name="T379">El identificador único del negocio.</text:span><text:span text:style-name="T380"/></text:p>
          </table:table-cell>
          <table:table-cell table:style-name="TableCell050203">
            <text:p text:style-name="P106"><text:span text:style-name="T381">Se reemplazaría por una llave para identificar los negocios de maps y yeld.</text:span></text:p>
            <text:p text:style-name="P106"><text:span text:style-name="T382"/></text:p>
          </table:table-cell>
        </table:table-row>
        <table:table-row table:style-name="TableRow0503">
          <table:table-cell table:style-name="TableCell050300">
            <text:p text:style-name="P108"><text:span text:style-name="T383">3</text:span><text:span text:style-name="T384"/></text:p>
          </table:table-cell>
          <table:table-cell table:style-name="TableCell050301">
            <text:p text:style-name="P108"><text:span text:style-name="T385">text</text:span><text:span text:style-name="T386"/></text:p>
          </table:table-cell>
          <table:table-cell table:style-name="TableCell050302">
            <text:p text:style-name="P108"><text:span text:style-name="T387">El texto o contenido del comentario o reseña realizado por el usuario sobre el negocio.</text:span><text:span text:style-name="T388"/></text:p>
          </table:table-cell>
          <table:table-cell table:style-name="TableCell050303">
            <text:p text:style-name="P108"><text:span text:style-name="T389">Se mantiene, ¿es igual a "text"anterior?</text:span><text:span text:style-name="T390"/></text:p>
          </table:table-cell>
        </table:table-row>
        <table:table-row table:style-name="TableRow0504">
          <table:table-cell table:style-name="TableCell050400">
            <text:p text:style-name="P110"><text:span text:style-name="T391">4</text:span><text:span text:style-name="T392"/></text:p>
          </table:table-cell>
          <table:table-cell table:style-name="TableCell050401">
            <text:p text:style-name="P110"><text:span text:style-name="T393">date</text:span><text:span text:style-name="T394"/></text:p>
          </table:table-cell>
          <table:table-cell table:style-name="TableCell050402">
            <text:p text:style-name="P110"><text:span text:style-name="T395">La fecha en la que el comentario o reseña fue realizada por el usuario.</text:span><text:span text:style-name="T396"/></text:p>
          </table:table-cell>
          <table:table-cell table:style-name="TableCell050403">
            <text:p text:style-name="P110"><text:span text:style-name="T397">Se podría mantener y devolver el último valor como ‘Última reseña recibida‘ y devolver "date"y "text".</text:span></text:p>
            <text:p text:style-name="P110"><text:span text:style-name="T398"/></text:p>
          </table:table-cell>
        </table:table-row>
        <table:table-row table:style-name="TableRow0505">
          <table:table-cell table:style-name="TableCell050500">
            <text:p text:style-name="P112"><text:span text:style-name="T399">5</text:span><text:span text:style-name="T400"/></text:p>
          </table:table-cell>
          <table:table-cell table:style-name="TableCell050501">
            <text:p text:style-name="P112"><text:span text:style-name="T401">compliment_count</text:span><text:span text:style-name="T402"/></text:p>
          </table:table-cell>
          <table:table-cell table:style-name="TableCell050502">
            <text:p text:style-name="P112"><text:span text:style-name="T403">El número de cumplidos o elogios recibidos por el comentario o reseña realizada por el usuario.</text:span><text:span text:style-name="T404"/></text:p>
          </table:table-cell>
          <table:table-cell table:style-name="TableCell050503">
            <text:p text:style-name="P112"><text:span text:style-name="T405">Se elimina, ya que es más bien una métrica para el usuario en sí, como un sistema de recomendaciones para seguir escribiendo reseñas del establecimiento.</text:span></text:p>
            <text:p text:style-name="P112"><text:span text:style-name="T406"/></text:p>
          </table:table-cell>
        </table:table-row>
      </table:table>
      <text:p text:style-name="P114"><text:span text:style-name="T406"/></text:p>
      <text:p text:style-name="P114"><text:span text:style-name="T406"/></text:p>
      <text:p text:style-name="P114"><text:span text:style-name="T407">user.paquet </text:span></text:p>
      <text:p text:style-name="P114"><text:span text:style-name="T408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row table:style-name="TableRow0600">
          <table:table-cell table:style-name="TableCell060000">
            <text:p text:style-name="P116"><text:span text:style-name="T409">No</text:span><text:span text:style-name="T410"/></text:p>
          </table:table-cell>
          <table:table-cell table:style-name="TableCell060001">
            <text:p text:style-name="P116"><text:span text:style-name="T411">Nombre</text:span><text:span text:style-name="T412"/></text:p>
          </table:table-cell>
          <table:table-cell table:style-name="TableCell060002">
            <text:p text:style-name="P116"><text:span text:style-name="T413">Descripción</text:span><text:span text:style-name="T414"/></text:p>
          </table:table-cell>
          <table:table-cell table:style-name="TableCell060003">
            <text:p text:style-name="P116"><text:span text:style-name="T415">Observación</text:span><text:span text:style-name="T416"/></text:p>
          </table:table-cell>
        </table:table-row>
        <table:table-row table:style-name="TableRow0601">
          <table:table-cell table:style-name="TableCell060100">
            <text:p text:style-name="P119"><text:span text:style-name="T417">1</text:span><text:span text:style-name="T418"/></text:p>
          </table:table-cell>
          <table:table-cell table:style-name="TableCell060101">
            <text:p text:style-name="P119"><text:span text:style-name="T419">user_id</text:span><text:span text:style-name="T420"/></text:p>
          </table:table-cell>
          <table:table-cell table:style-name="TableCell060102">
            <text:p text:style-name="P119"><text:span text:style-name="T421">El identificador único del usuario.</text:span><text:span text:style-name="T422"/></text:p>
          </table:table-cell>
          <table:table-cell table:style-name="TableCell060103">
            <text:p text:style-name="P119"><text:span text:style-name="T423">Se remplazaría por una llave para identificar al usuario tanto en Maps como en Yeld.</text:span></text:p>
            <text:p text:style-name="P119"><text:span text:style-name="T424"/></text:p>
          </table:table-cell>
        </table:table-row>
        <table:table-row table:style-name="TableRow0602">
          <table:table-cell table:style-name="TableCell060200">
            <text:p text:style-name="P121"><text:span text:style-name="T425">2</text:span><text:span text:style-name="T426"/></text:p>
          </table:table-cell>
          <table:table-cell table:style-name="TableCell060201">
            <text:p text:style-name="P121"><text:span text:style-name="T427">name</text:span><text:span text:style-name="T428"/></text:p>
          </table:table-cell>
          <table:table-cell table:style-name="TableCell060202">
            <text:p text:style-name="P121"><text:span text:style-name="T429">El nombre del usuario.</text:span><text:span text:style-name="T430"/></text:p>
          </table:table-cell>
          <table:table-cell table:style-name="TableCell060203">
            <text:p text:style-name="P121"><text:span text:style-name="T431">Se elimina, no trabajamos con información personal que permita individualizar a los usuarios.</text:span></text:p>
            <text:p text:style-name="P121"><text:span text:style-name="T432"/></text:p>
          </table:table-cell>
        </table:table-row>
        <table:table-row table:style-name="TableRow0603">
          <table:table-cell table:style-name="TableCell060300">
            <text:p text:style-name="P123"><text:span text:style-name="T433">3</text:span><text:span text:style-name="T434"/></text:p>
          </table:table-cell>
          <table:table-cell table:style-name="TableCell060301">
            <text:p text:style-name="P123"><text:span text:style-name="T435">review_count</text:span><text:span text:style-name="T436"/></text:p>
          </table:table-cell>
          <table:table-cell table:style-name="TableCell060302">
            <text:p text:style-name="P123"><text:span text:style-name="T437">El número total de reseñas o comentarios realizados por el usuario en Yelp.</text:span><text:span text:style-name="T438"/></text:p>
          </table:table-cell>
          <table:table-cell table:style-name="TableCell060303">
            <text:p text:style-name="P123"><text:span text:style-name="T439">Se complementa con el campo "review"o se puede eliminar y crear una "review_count"propia.</text:span></text:p>
            <text:p text:style-name="P123"><text:span text:style-name="T440"/></text:p>
          </table:table-cell>
        </table:table-row>
        <table:table-row table:style-name="TableRow0604">
          <table:table-cell table:style-name="TableCell060400">
            <text:p text:style-name="P125"><text:span text:style-name="T441">4</text:span><text:span text:style-name="T442"/></text:p>
          </table:table-cell>
          <table:table-cell table:style-name="TableCell060401">
            <text:p text:style-name="P125"><text:span text:style-name="T443">yelping_since</text:span><text:span text:style-name="T444"/></text:p>
          </table:table-cell>
          <table:table-cell table:style-name="TableCell060402">
            <text:p text:style-name="P125"><text:span text:style-name="T445">La fecha en la que el usuario se unió a Yelp.</text:span><text:span text:style-name="T446"/></text:p>
          </table:table-cell>
          <table:table-cell table:style-name="TableCell060403">
            <text:p text:style-name="P125"><text:span text:style-name="T447">Se elimina.</text:span><text:span text:style-name="T448"/></text:p>
          </table:table-cell>
        </table:table-row>
        <table:table-row table:style-name="TableRow0605">
          <table:table-cell table:style-name="TableCell060500">
            <text:p text:style-name="P127"><text:span text:style-name="T449">5</text:span><text:span text:style-name="T450"/></text:p>
          </table:table-cell>
          <table:table-cell table:style-name="TableCell060501">
            <text:p text:style-name="P127"><text:span text:style-name="T451">useful</text:span><text:span text:style-name="T452"/></text:p>
          </table:table-cell>
          <table:table-cell table:style-name="TableCell060502">
            <text:p text:style-name="P127"><text:span text:style-name="T453">El número de votos útiles recibidos por los comentarios del usuario.</text:span><text:span text:style-name="T454"/></text:p>
          </table:table-cell>
          <table:table-cell table:style-name="TableCell060503">
            <text:p text:style-name="P127"><text:span text:style-name="T455">Se elimina, es una métrica para el usuario y no es relevante para esta tabla.</text:span><text:span text:style-name="T456"/></text:p>
          </table:table-cell>
        </table:table-row>
        <table:table-row table:style-name="TableRow0606">
          <table:table-cell table:style-name="TableCell060600">
            <text:p text:style-name="P129"><text:span text:style-name="T457">6</text:span><text:span text:style-name="T458"/></text:p>
          </table:table-cell>
          <table:table-cell table:style-name="TableCell060601">
            <text:p text:style-name="P129"><text:span text:style-name="T459">funny</text:span><text:span text:style-name="T460"/></text:p>
          </table:table-cell>
          <table:table-cell table:style-name="TableCell060602">
            <text:p text:style-name="P129"><text:span text:style-name="T461">El número de votos graciosos recibidos por los comentarios del usuario.</text:span><text:span text:style-name="T462"/></text:p>
          </table:table-cell>
          <table:table-cell table:style-name="TableCell060603">
            <text:p text:style-name="P129"><text:span text:style-name="T463">Se elimina, es una métrica para el usuario y no es relevante para esta tabla.</text:span><text:span text:style-name="T464"/></text:p>
          </table:table-cell>
        </table:table-row>
        <table:table-row table:style-name="TableRow0607">
          <table:table-cell table:style-name="TableCell060700">
            <text:p text:style-name="P131"><text:span text:style-name="T465">7</text:span><text:span text:style-name="T466"/></text:p>
          </table:table-cell>
          <table:table-cell table:style-name="TableCell060701">
            <text:p text:style-name="P131"><text:span text:style-name="T467">cool</text:span><text:span text:style-name="T468"/></text:p>
          </table:table-cell>
          <table:table-cell table:style-name="TableCell060702">
            <text:p text:style-name="P131"><text:span text:style-name="T469">El número de votos geniales recibidos por los comentarios del usuario.</text:span><text:span text:style-name="T470"/></text:p>
          </table:table-cell>
          <table:table-cell table:style-name="TableCell060703">
            <text:p text:style-name="P131"><text:span text:style-name="T471">Se elimina, es una métrica para el usuario y no es relevante para esta tabla.</text:span><text:span text:style-name="T472"/></text:p>
          </table:table-cell>
        </table:table-row>
        <table:table-row table:style-name="TableRow0608">
          <table:table-cell table:style-name="TableCell060800">
            <text:p text:style-name="P133"><text:span text:style-name="T473">8</text:span><text:span text:style-name="T474"/></text:p>
          </table:table-cell>
          <table:table-cell table:style-name="TableCell060801">
            <text:p text:style-name="P133"><text:span text:style-name="T475">elite</text:span><text:span text:style-name="T476"/></text:p>
          </table:table-cell>
          <table:table-cell table:style-name="TableCell060802">
            <text:p text:style-name="P133"><text:span text:style-name="T477">Una lista de años en los que el usuario fue miembro "elite"de Yelp.</text:span><text:span text:style-name="T478"/></text:p>
          </table:table-cell>
          <table:table-cell table:style-name="TableCell060803">
            <text:p text:style-name="P133"><text:span text:style-name="T479">Se elimina, es una métrica para el usuario y no es relevante para esta tabla.</text:span><text:span text:style-name="T480"/></text:p>
          </table:table-cell>
        </table:table-row>
        <table:table-row table:style-name="TableRow0609">
          <table:table-cell table:style-name="TableCell060900">
            <text:p text:style-name="P135"><text:span text:style-name="T481">9</text:span><text:span text:style-name="T482"/></text:p>
          </table:table-cell>
          <table:table-cell table:style-name="TableCell060901">
            <text:p text:style-name="P135"><text:span text:style-name="T483">friends</text:span><text:span text:style-name="T484"/></text:p>
          </table:table-cell>
          <table:table-cell table:style-name="TableCell060902">
            <text:p text:style-name="P135"><text:span text:style-name="T485">Una lista de amigos del usuario en Yelp. (anidada)</text:span><text:span text:style-name="T486"/></text:p>
          </table:table-cell>
          <table:table-cell table:style-name="TableCell060903">
            <text:p text:style-name="P135"><text:span text:style-name="T487">Se elimina, es información privada.</text:span><text:span text:style-name="T488"/></text:p>
          </table:table-cell>
        </table:table-row>
        <table:table-row table:style-name="TableRow0610">
          <table:table-cell table:style-name="TableCell061000">
            <text:p text:style-name="P137"><text:span text:style-name="T489">10</text:span><text:span text:style-name="T490"/></text:p>
          </table:table-cell>
          <table:table-cell table:style-name="TableCell061001">
            <text:p text:style-name="P137"><text:span text:style-name="T491">fans</text:span><text:span text:style-name="T492"/></text:p>
          </table:table-cell>
          <table:table-cell table:style-name="TableCell061002">
            <text:p text:style-name="P137"><text:span text:style-name="T493">El número de usuarios que consideran al usuario como su fan.</text:span><text:span text:style-name="T494"/></text:p>
          </table:table-cell>
          <table:table-cell table:style-name="TableCell061003">
            <text:p text:style-name="P137"><text:span text:style-name="T495">Se elimina, es información privada.</text:span><text:span text:style-name="T496"/></text:p>
          </table:table-cell>
        </table:table-row>
        <table:table-row table:style-name="TableRow0611">
          <table:table-cell table:style-name="TableCell061100">
            <text:p text:style-name="P139"><text:span text:style-name="T497">11</text:span><text:span text:style-name="T498"/></text:p>
          </table:table-cell>
          <table:table-cell table:style-name="TableCell061101">
            <text:p text:style-name="P139"><text:span text:style-name="T499">compliment_more</text:span><text:span text:style-name="T500"/></text:p>
          </table:table-cell>
          <table:table-cell table:style-name="TableCell061102">
            <text:p text:style-name="P139"><text:span text:style-name="T501">El número de cumplidos recibidos por tener más comentarios útiles.</text:span><text:span text:style-name="T502"/></text:p>
          </table:table-cell>
          <table:table-cell table:style-name="TableCell061103">
            <text:p text:style-name="P139"><text:span text:style-name="T503">Se elimina, es una métrica para el usuario y no es relevante para esta tabla.</text:span><text:span text:style-name="T504"/></text:p>
          </table:table-cell>
        </table:table-row>
        <table:table-row table:style-name="TableRow0612">
          <table:table-cell table:style-name="TableCell061200">
            <text:p text:style-name="P141"><text:span text:style-name="T505">12</text:span><text:span text:style-name="T506"/></text:p>
          </table:table-cell>
          <table:table-cell table:style-name="TableCell061201">
            <text:p text:style-name="P141"><text:span text:style-name="T507">compliment_profile</text:span><text:span text:style-name="T508"/></text:p>
          </table:table-cell>
          <table:table-cell table:style-name="TableCell061202">
            <text:p text:style-name="P141"><text:span text:style-name="T509">El número de cumplidos recibidos por tener un perfil interesante.</text:span><text:span text:style-name="T510"/></text:p>
          </table:table-cell>
          <table:table-cell table:style-name="TableCell061203">
            <text:p text:style-name="P141"><text:span text:style-name="T511">Se elimina.</text:span><text:span text:style-name="T512"/></text:p>
          </table:table-cell>
        </table:table-row>
        <table:table-row table:style-name="TableRow0613">
          <table:table-cell table:style-name="TableCell061300">
            <text:p text:style-name="P143"><text:span text:style-name="T513">13</text:span><text:span text:style-name="T514"/></text:p>
          </table:table-cell>
          <table:table-cell table:style-name="TableCell061301">
            <text:p text:style-name="P143"><text:span text:style-name="T515">compliment_cute</text:span><text:span text:style-name="T516"/></text:p>
          </table:table-cell>
          <table:table-cell table:style-name="TableCell061302">
            <text:p text:style-name="P143"><text:span text:style-name="T517">El número de cumplidos recibidos por tener comentarios lindos.</text:span><text:span text:style-name="T518"/></text:p>
          </table:table-cell>
          <table:table-cell table:style-name="TableCell061303">
            <text:p text:style-name="P143"><text:span text:style-name="T519">Se elimina.</text:span><text:span text:style-name="T520"/></text:p>
          </table:table-cell>
        </table:table-row>
        <table:table-row table:style-name="TableRow0614">
          <table:table-cell table:style-name="TableCell061400">
            <text:p text:style-name="P145"><text:span text:style-name="T521">14</text:span><text:span text:style-name="T522"/></text:p>
          </table:table-cell>
          <table:table-cell table:style-name="TableCell061401">
            <text:p text:style-name="P145"><text:span text:style-name="T523">compliment_list</text:span><text:span text:style-name="T524"/></text:p>
          </table:table-cell>
          <table:table-cell table:style-name="TableCell061402">
            <text:p text:style-name="P145"><text:span text:style-name="T525">El número de cumplidos recibidos por crear listas útiles.</text:span><text:span text:style-name="T526"/></text:p>
          </table:table-cell>
          <table:table-cell table:style-name="TableCell061403">
            <text:p text:style-name="P145"><text:span text:style-name="T527">Se elimina.</text:span><text:span text:style-name="T528"/></text:p>
          </table:table-cell>
        </table:table-row>
        <table:table-row table:style-name="TableRow0615">
          <table:table-cell table:style-name="TableCell061500">
            <text:p text:style-name="P147"><text:span text:style-name="T529">15</text:span><text:span text:style-name="T530"/></text:p>
          </table:table-cell>
          <table:table-cell table:style-name="TableCell061501">
            <text:p text:style-name="P147"><text:span text:style-name="T531">compliment_note</text:span><text:span text:style-name="T532"/></text:p>
          </table:table-cell>
          <table:table-cell table:style-name="TableCell061502">
            <text:p text:style-name="P147"><text:span text:style-name="T533">El número de cumplidos recibidos por tener comentarios destacados.</text:span><text:span text:style-name="T534"/></text:p>
          </table:table-cell>
          <table:table-cell table:style-name="TableCell061503">
            <text:p text:style-name="P147"><text:span text:style-name="T535">Se elimina.</text:span><text:span text:style-name="T536"/></text:p>
          </table:table-cell>
        </table:table-row>
        <table:table-row table:style-name="TableRow0616">
          <table:table-cell table:style-name="TableCell061600">
            <text:p text:style-name="P149"><text:span text:style-name="T537">16</text:span><text:span text:style-name="T538"/></text:p>
          </table:table-cell>
          <table:table-cell table:style-name="TableCell061601">
            <text:p text:style-name="P149"><text:span text:style-name="T539">compliment_plain</text:span><text:span text:style-name="T540"/></text:p>
          </table:table-cell>
          <table:table-cell table:style-name="TableCell061602">
            <text:p text:style-name="P149"><text:span text:style-name="T541">El número de cumplidos recibidos por tener comentarios sencillos pero útiles.</text:span><text:span text:style-name="T542"/></text:p>
          </table:table-cell>
          <table:table-cell table:style-name="TableCell061603">
            <text:p text:style-name="P149"><text:span text:style-name="T543">Se elimina.</text:span><text:span text:style-name="T544"/></text:p>
          </table:table-cell>
        </table:table-row>
        <table:table-row table:style-name="TableRow0617">
          <table:table-cell table:style-name="TableCell061700">
            <text:p text:style-name="P151"><text:span text:style-name="T545">17</text:span><text:span text:style-name="T546"/></text:p>
          </table:table-cell>
          <table:table-cell table:style-name="TableCell061701">
            <text:p text:style-name="P151"><text:span text:style-name="T547">compliment_cool</text:span><text:span text:style-name="T548"/></text:p>
          </table:table-cell>
          <table:table-cell table:style-name="TableCell061702">
            <text:p text:style-name="P151"><text:span text:style-name="T549">El número de cumplidos recibidos por tener comentarios geniales.</text:span><text:span text:style-name="T550"/></text:p>
          </table:table-cell>
          <table:table-cell table:style-name="TableCell061703">
            <text:p text:style-name="P151"><text:span text:style-name="T551">Se elimina.</text:span><text:span text:style-name="T552"/></text:p>
          </table:table-cell>
        </table:table-row>
        <table:table-row table:style-name="TableRow0618">
          <table:table-cell table:style-name="TableCell061800">
            <text:p text:style-name="P153"><text:span text:style-name="T553">18</text:span><text:span text:style-name="T554"/></text:p>
          </table:table-cell>
          <table:table-cell table:style-name="TableCell061801">
            <text:p text:style-name="P153"><text:span text:style-name="T555">compliment_funny</text:span><text:span text:style-name="T556"/></text:p>
          </table:table-cell>
          <table:table-cell table:style-name="TableCell061802">
            <text:p text:style-name="P153"><text:span text:style-name="T557">El número de cumplidos recibidos por tener comentarios graciosos.</text:span><text:span text:style-name="T558"/></text:p>
          </table:table-cell>
          <table:table-cell table:style-name="TableCell061803">
            <text:p text:style-name="P153"><text:span text:style-name="T559">Se elimina.</text:span><text:span text:style-name="T560"/></text:p>
          </table:table-cell>
        </table:table-row>
        <table:table-row table:style-name="TableRow0619">
          <table:table-cell table:style-name="TableCell061900">
            <text:p text:style-name="P155"><text:span text:style-name="T561">19</text:span><text:span text:style-name="T562"/></text:p>
          </table:table-cell>
          <table:table-cell table:style-name="TableCell061901">
            <text:p text:style-name="P155"><text:span text:style-name="T563">compliment_writer</text:span><text:span text:style-name="T564"/></text:p>
          </table:table-cell>
          <table:table-cell table:style-name="TableCell061902">
            <text:p text:style-name="P155"><text:span text:style-name="T565">El número de cumplidos recibidos por ser un buen escritor de comentarios.</text:span><text:span text:style-name="T566"/></text:p>
          </table:table-cell>
          <table:table-cell table:style-name="TableCell061903">
            <text:p text:style-name="P155"><text:span text:style-name="T567">Se elimina.</text:span><text:span text:style-name="T568"/></text:p>
          </table:table-cell>
        </table:table-row>
        <table:table-row table:style-name="TableRow0620">
          <table:table-cell table:style-name="TableCell062000">
            <text:p text:style-name="P157"><text:span text:style-name="T569">20</text:span><text:span text:style-name="T570"/></text:p>
          </table:table-cell>
          <table:table-cell table:style-name="TableCell062001">
            <text:p text:style-name="P157"><text:span text:style-name="T571">compliment_photos</text:span><text:span text:style-name="T572"/></text:p>
          </table:table-cell>
          <table:table-cell table:style-name="TableCell062002">
            <text:p text:style-name="P157"><text:span text:style-name="T573">El número de cumplidos recibidos por compartir fotos de alta calidad.</text:span><text:span text:style-name="T574"/></text:p>
          </table:table-cell>
          <table:table-cell table:style-name="TableCell062003">
            <text:p text:style-name="P157"><text:span text:style-name="T575">Se elimina.</text:span><text:span text:style-name="T576"/></text:p>
          </table:table-cell>
        </table:table-row>
      </table:table>
      <text:p text:style-name="P159"><text:span text:style-name="T576"/></text:p>
      <text:p text:style-name="P159"><text:span text:style-name="T576"/></text:p>
      <text:p text:style-name="P159"><text:span text:style-name="T577">tip.json 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row table:style-name="TableRow0700">
          <table:table-cell table:style-name="TableCell070000">
            <text:p text:style-name="P161"><text:span text:style-name="T579">No</text:span><text:span text:style-name="T580"/></text:p>
          </table:table-cell>
          <table:table-cell table:style-name="TableCell070001">
            <text:p text:style-name="P161"><text:span text:style-name="T581">Nombre</text:span><text:span text:style-name="T582"/></text:p>
          </table:table-cell>
          <table:table-cell table:style-name="TableCell070002">
            <text:p text:style-name="P161"><text:span text:style-name="T583">Descripción</text:span><text:span text:style-name="T584"/></text:p>
          </table:table-cell>
          <table:table-cell table:style-name="TableCell070003">
            <text:p text:style-name="P161"><text:span text:style-name="T585">Observación</text:span><text:span text:style-name="T586"/></text:p>
          </table:table-cell>
        </table:table-row>
        <table:table-row table:style-name="TableRow0701">
          <table:table-cell table:style-name="TableCell070100">
            <text:p text:style-name="P164"><text:span text:style-name="T587">1</text:span><text:span text:style-name="T588"/></text:p>
          </table:table-cell>
          <table:table-cell table:style-name="TableCell070101">
            <text:p text:style-name="P164"><text:span text:style-name="T589">user_id</text:span><text:span text:style-name="T590"/></text:p>
          </table:table-cell>
          <table:table-cell table:style-name="TableCell070102">
            <text:p text:style-name="P164"><text:span text:style-name="T591">El identificador único del usuario.</text:span><text:span text:style-name="T592"/></text:p>
          </table:table-cell>
          <table:table-cell table:style-name="TableCell070103">
            <text:p text:style-name="P164"><text:span text:style-name="T593">Se remplaza por una identificación en conjunto para maps y yeld</text:span></text:p>
            <text:p text:style-name="P164"><text:span text:style-name="T594"/></text:p>
          </table:table-cell>
        </table:table-row>
        <table:table-row table:style-name="TableRow0702">
          <table:table-cell table:style-name="TableCell070200">
            <text:p text:style-name="P166"><text:span text:style-name="T595">2</text:span><text:span text:style-name="T596"/></text:p>
          </table:table-cell>
          <table:table-cell table:style-name="TableCell070201">
            <text:p text:style-name="P166"><text:span text:style-name="T597">business_id</text:span><text:span text:style-name="T598"/></text:p>
          </table:table-cell>
          <table:table-cell table:style-name="TableCell070202">
            <text:p text:style-name="P166"><text:span text:style-name="T599">El identificador único del negocio.</text:span><text:span text:style-name="T600"/></text:p>
          </table:table-cell>
          <table:table-cell table:style-name="TableCell070203">
            <text:p text:style-name="P166"><text:span text:style-name="T601">Se remplaza por una identificación en conjunto para maps y yeld</text:span></text:p>
            <text:p text:style-name="P166"><text:span text:style-name="T602"/></text:p>
          </table:table-cell>
        </table:table-row>
        <table:table-row table:style-name="TableRow0703">
          <table:table-cell table:style-name="TableCell070300">
            <text:p text:style-name="P168"><text:span text:style-name="T603">3</text:span><text:span text:style-name="T604"/></text:p>
          </table:table-cell>
          <table:table-cell table:style-name="TableCell070301">
            <text:p text:style-name="P168"><text:span text:style-name="T605">text</text:span><text:span text:style-name="T606"/></text:p>
          </table:table-cell>
          <table:table-cell table:style-name="TableCell070302">
            <text:p text:style-name="P168"><text:span text:style-name="T607">El texto o contenido del comentario o reseña realizado por el usuario sobre el negocio.</text:span><text:span text:style-name="T608"/></text:p>
          </table:table-cell>
          <table:table-cell table:style-name="TableCell070303">
            <text:p text:style-name="P168"><text:span text:style-name="T609">Se mantiene para el ML</text:span></text:p>
            <text:p text:style-name="P168"><text:span text:style-name="T610"/></text:p>
          </table:table-cell>
        </table:table-row>
        <table:table-row table:style-name="TableRow0704">
          <table:table-cell table:style-name="TableCell070400">
            <text:p text:style-name="P170"><text:span text:style-name="T611">4</text:span><text:span text:style-name="T612"/></text:p>
          </table:table-cell>
          <table:table-cell table:style-name="TableCell070401">
            <text:p text:style-name="P170"><text:span text:style-name="T613">date</text:span><text:span text:style-name="T614"/></text:p>
          </table:table-cell>
          <table:table-cell table:style-name="TableCell070402">
            <text:p text:style-name="P170"><text:span text:style-name="T615">La fecha en la que el comentario o reseña fue realizada por el usuario.</text:span><text:span text:style-name="T616"/></text:p>
          </table:table-cell>
          <table:table-cell table:style-name="TableCell070403">
            <text:p text:style-name="P170"><text:span text:style-name="T617">Se mantiene como antes</text:span></text:p>
            <text:p text:style-name="P170"><text:span text:style-name="T618"/></text:p>
          </table:table-cell>
        </table:table-row>
        <table:table-row table:style-name="TableRow0705">
          <table:table-cell table:style-name="TableCell070500">
            <text:p text:style-name="P172"><text:span text:style-name="T619">5</text:span><text:span text:style-name="T620"/></text:p>
          </table:table-cell>
          <table:table-cell table:style-name="TableCell070501">
            <text:p text:style-name="P172"><text:span text:style-name="T621">compliment_count</text:span><text:span text:style-name="T622"/></text:p>
          </table:table-cell>
          <table:table-cell table:style-name="TableCell070502">
            <text:p text:style-name="P172"><text:span text:style-name="T623">El número de cumplidos o elogios recibidos por el comentario o reseña realizada por el usuario.</text:span><text:span text:style-name="T624"/></text:p>
          </table:table-cell>
          <table:table-cell table:style-name="TableCell070503">
            <text:p text:style-name="P172"><text:span text:style-name="T625">Se elimina</text:span><text:span text:style-name="T626"/></text:p>
          </table:table-cell>
        </table:table-row>
      </table:table>
      <text:p text:style-name="P174"><text:span text:style-name="T626"/></text:p>
      <text:p text:style-name="P175"><text:span text:style-name="T6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